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modern" style:font-pitch="fixed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Mono" fo:font-size="24pt" officeooo:paragraph-rsid="0007ae03" style:font-size-asian="24pt" style:font-size-complex="24pt"/>
    </style:style>
    <style:style style:name="P2" style:family="paragraph" style:parent-style-name="Preformatted_20_Text">
      <style:text-properties style:font-name="Mono" fo:font-size="10pt" style:font-size-asian="10pt" style:font-size-complex="10pt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Mono" fo:font-size="10pt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style:paragraph-properties fo:margin-left="2.501cm" fo:margin-right="0cm" fo:text-indent="0cm" style:auto-text-indent="false"/>
      <style:text-properties style:font-name="Mono" fo:font-size="10pt" fo:font-weight="bold" style:font-size-asian="10pt" style:font-weight-asian="bold" style:font-size-complex="10pt" style:font-weight-complex="bold"/>
    </style:style>
    <style:style style:name="P5" style:family="paragraph" style:parent-style-name="Preformatted_20_Text">
      <style:text-properties fo:color="#000000" loext:opacity="100%" style:font-name="Mono" fo:font-size="10pt" style:font-size-asian="10pt" style:font-size-complex="10pt"/>
    </style:style>
    <style:style style:name="P6" style:family="paragraph" style:parent-style-name="Preformatted_20_Text">
      <style:text-properties style:font-name="Mono" fo:font-size="10pt" style:font-name-asian="WenQuanYi Zen Hei" style:font-size-asian="10pt" style:font-name-complex="DejaVu Sans Mono" style:font-size-complex="10pt"/>
    </style:style>
    <style:style style:name="P7" style:family="paragraph" style:parent-style-name="Preformatted_20_Text">
      <style:text-properties style:font-name="Mono" fo:font-size="10pt" fo:font-weight="bold" officeooo:paragraph-rsid="0007e2fc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style:font-name="Mono" fo:font-size="10pt" officeooo:paragraph-rsid="0007e2fc" style:font-size-asian="10pt" style:font-size-complex="10pt"/>
    </style:style>
    <style:style style:name="P9" style:family="paragraph" style:parent-style-name="Preformatted_20_Text">
      <style:text-properties style:font-name="Mono" fo:font-size="10pt" fo:font-weight="bold" style:font-size-asian="10pt" style:font-weight-asian="bold" style:font-size-complex="10pt" style:font-weight-complex="bold"/>
    </style:style>
    <style:style style:name="P10" style:family="paragraph" style:parent-style-name="Preformatted_20_Text">
      <style:paragraph-properties fo:margin-top="0cm" fo:margin-bottom="0.499cm" style:contextual-spacing="false"/>
      <style:text-properties style:font-name="Mono" fo:font-size="10pt" style:font-size-asian="10pt" style:font-size-complex="10pt"/>
    </style:style>
    <style:style style:name="T1" style:family="text">
      <style:text-properties fo:font-weight="bold" officeooo:rsid="0007ae03"/>
    </style:style>
    <style:style style:name="T2" style:family="text">
      <style:text-properties fo:font-weight="bold" officeooo:rsid="001d1039"/>
    </style:style>
    <style:style style:name="T3" style:family="text">
      <style:text-properties fo:color="#000000" loext:opacity="100%" fo:font-size="10pt" fo:font-weight="normal" officeooo:rsid="0007ae03" style:font-size-asian="10pt" style:font-weight-asian="normal" style:font-size-complex="10pt" style:font-weight-complex="normal"/>
    </style:style>
    <style:style style:name="T4" style:family="text">
      <style:text-properties fo:color="#000000" loext:opacity="100%" fo:font-size="10pt" fo:font-weight="normal" officeooo:rsid="0007e2fc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10pt" fo:font-weight="normal" officeooo:rsid="00088b1c" style:font-size-asian="10pt" style:font-weight-asian="normal" style:font-size-complex="10pt" style:font-weight-complex="normal"/>
    </style:style>
    <style:style style:name="T6" style:family="text">
      <style:text-properties fo:color="#000000" loext:opacity="100%" fo:font-size="10pt" fo:font-weight="normal" officeooo:rsid="000ba627" style:font-size-asian="10pt" style:font-weight-asian="normal" style:font-size-complex="10pt" style:font-weight-complex="normal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officeooo:rsid="0007ae03"/>
    </style:style>
    <style:style style:name="T9" style:family="text">
      <style:text-properties officeooo:rsid="0007e2f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87902" style:font-weight-asian="bold" style:font-weight-complex="bold"/>
    </style:style>
    <style:style style:name="T12" style:family="text">
      <style:text-properties style:font-name-asian="WenQuanYi Zen Hei" style:font-name-complex="DejaVu Sans Mono"/>
    </style:style>
    <style:style style:name="T13" style:family="text">
      <style:text-properties officeooo:rsid="0007ae03" style:font-name-asian="WenQuanYi Zen Hei" style:font-name-complex="DejaVu Sans Mono"/>
    </style:style>
    <style:style style:name="T14" style:family="text">
      <style:text-properties officeooo:rsid="0007ae03"/>
    </style:style>
    <style:style style:name="T15" style:family="text">
      <style:text-properties fo:color="#000000" loext:opacity="100%" officeooo:rsid="00088b1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fect</text:span><text:span text:style-name="T2"><text:line-break/></text:span><text:span text:style-name="T3">Ed Sheeran </text:span><text:span text:style-name="T4">2017</text:span><text:span text:style-name="T3"> <text:tab/><text:tab/><text:tab/><text:tab/><text:tab/><text:tab/><text:tab/><text:tab/><text:tab/><text:tab/></text:span><text:span text:style-name="T5">63 </text:span><text:span text:style-name="T6">(max)</text:span></text:p>
      <text:p text:style-name="P2"><text:s text:c="10"/><text:span text:style-name="T7">G</text:span> <text:s text:c="7"/><text:span text:style-name="T7">Em</text:span><text:span text:style-name="T8">7</text:span></text:p>
      <text:p text:style-name="P2">I found a love for me</text:p>
      <text:p text:style-name="P2"><text:s text:c="13"/><text:span text:style-name="T7">C</text:span><text:span text:style-name="T8">add9</text:span> <text:s text:c="24"/><text:span text:style-name="T7">D</text:span></text:p>
      <text:p text:style-name="P2">Darling just dive right in, and follow my lead</text:p>
      <text:p text:style-name="P2"><text:s text:c="15"/><text:span text:style-name="T7">G</text:span> <text:s text:c="9"/><text:span text:style-name="T7">Em</text:span></text:p>
      <text:p text:style-name="P2">Well I found a girl beautiful and sweet</text:p>
      <text:p text:style-name="P2"><text:s text:c="8"/><text:span text:style-name="T7">C</text:span> <text:s text:c="36"/><text:span text:style-name="T7">D</text:span></text:p>
      <text:p text:style-name="P2">I never knew you were the someone waiting for me</text:p>
      <text:p text:style-name="P3"><text:s text:c="32"/><text:span text:style-name="T7">G</text:span></text:p>
      <text:p text:style-name="P3">Cause we were just kids when we fell in love</text:p>
      <text:p text:style-name="P3"><text:s text:c="12"/><text:span text:style-name="T7">Em</text:span> <text:s text:c="21"/><text:span text:style-name="T7">C</text:span> <text:s text:c="15"/><text:span text:style-name="T7">G</text:span> <text:s/><text:span text:style-name="T7">D</text:span></text:p>
      <text:p text:style-name="P3">Not knowing what it was, I will not give you up this ti-ime</text:p>
      <text:p text:style-name="P3"><text:s text:c="13"/><text:span text:style-name="T7">G</text:span> <text:s text:c="26"/><text:span text:style-name="T7">Em</text:span></text:p>
      <text:p text:style-name="P3">Darling just kiss me slow, your heart is all I own</text:p>
      <text:p text:style-name="P3"><text:s text:c="12"/><text:span text:style-name="T7">C</text:span> <text:s text:c="20"/><text:span text:style-name="T7">D</text:span></text:p>
      <text:p text:style-name="P3">And in your eyes you're holding mine</text:p>
      <text:p text:style-name="P4"/>
      <text:p text:style-name="P4"><text:s text:c="6"/><text:span text:style-name="T7">Em</text:span> <text:s text:c="2"/><text:span text:style-name="T7">C</text:span> <text:s text:c="12"/><text:span text:style-name="T7">G</text:span> <text:s text:c="9"/><text:span text:style-name="T7">D</text:span> <text:s text:c="13"/><text:span text:style-name="T7">Em</text:span></text:p>
      <text:p text:style-name="P4">Baby, I'm dancing in the dark, with you between my arms</text:p>
      <text:p text:style-name="P4"><text:span text:style-name="T7">C</text:span> <text:s text:c="15"/><text:span text:style-name="T7">G</text:span> <text:s text:c="4"/><text:span text:style-name="T7">D</text:span> <text:s text:c="15"/><text:span text:style-name="T7">Em</text:span></text:p>
      <text:p text:style-name="P4">Barefoot on the grass, listening to our favorite song</text:p>
      <text:p text:style-name="P4"><text:s text:c="10"/><text:span text:style-name="T7">C</text:span> <text:s text:c="15"/><text:span text:style-name="T7">G</text:span> <text:s text:c="16"/><text:span text:style-name="T7">D</text:span> <text:s text:c="13"/><text:span text:style-name="T7">Em</text:span></text:p>
      <text:p text:style-name="P4">When you said you looked a mess, I whispered underneath my breath</text:p>
      <text:p text:style-name="P4"><text:s text:c="9"/><text:span text:style-name="T7">C</text:span> <text:s text:c="15"/><text:span text:style-name="T7">G</text:span> <text:s text:c="7"/><text:span text:style-name="T7">D</text:span> <text:s text:c="12"/><text:span text:style-name="T7">G</text:span></text:p>
      <text:p text:style-name="P4">But you heard it, darling you look perfect tonight</text:p>
      <text:p text:style-name="P4"/>
      <text:p text:style-name="P2">| <text:span text:style-name="T7">G</text:span> <text:span text:style-name="T7">D/F#</text:span> <text:span text:style-name="T7">Em</text:span> <text:span text:style-name="T7">D</text:span> | <text:span text:style-name="T7">C</text:span> <text:s/><text:span text:style-name="T7">D</text:span> <text:s/>|</text:p>
      <text:p text:style-name="P5"/>
      <text:p text:style-name="P2">Well I found a woman, stronger than anyone I know</text:p>
      <text:p text:style-name="P2">She shares my dreams, I hope that someday I'll share her ho-<text:span text:style-name="T9">ou-ou</text:span>me</text:p>
      <text:p text:style-name="P2">I found a love, to carry more than just my secrets</text:p>
      <text:p text:style-name="P2">To carry love, to carry children of our o-<text:span text:style-name="T9">o-o</text:span>wn</text:p>
      <text:p text:style-name="P2"/>
      <text:p text:style-name="P6"><text:span text:style-name="T10"><text:tab/>We are still kids, but we're so in love<text:line-break/><text:tab/>Fighting against all odds<text:line-break/><text:tab/>I know we'll be alright this time<text:line-break/><text:tab/>Darling, just hold my han</text:span><text:span text:style-name="T11">d, b</text:span><text:span text:style-name="T10">e my girl, I'll be your man<text:line-break/><text:tab/>I see my future in your eyes</text:span></text:p>
      <text:p text:style-name="P7"><text:span text:style-name="T12"><text:tab/><text:tab/></text:span><text:span text:style-name="T13">Chorus erster Tei</text:span><text:span text:style-name="T14">l</text:span></text:p>
      <text:p text:style-name="P7"><text:tab/><text:tab/>When I saw you in that dress, looking so beautiful</text:p>
      <text:p text:style-name="P7"><text:tab/><text:tab/>I don't deserve this, darling you look perfect tonight</text:p>
      <text:p text:style-name="P8"/>
      <text:p text:style-name="P2">| <text:span text:style-name="T7">G</text:span> <text:s/>| % | <text:span text:style-name="T7">Em</text:span> | % | <text:span text:style-name="T7">C</text:span> <text:s/>| % | <text:span text:style-name="T7">D</text:span> <text:s/>| % |</text:p>
      <text:p text:style-name="P2"/>
      <text:p text:style-name="P9"><text:tab/><text:tab/><text:span text:style-name="T14">Chorus erster Teil</text:span></text:p>
      <text:p text:style-name="P9"><text:tab/><text:tab/>I have faith in what I see, now I know I have met an angel</text:p>
      <text:p text:style-name="P9"><text:tab/><text:tab/>In person, and she looks perfect</text:p>
      <text:p text:style-name="P2"/>
      <text:p text:style-name="P2"><text:s text:c="2"/><text:span text:style-name="T15">Cadd9</text:span> <text:s text:c="14"/><text:span text:style-name="T7">Dadd4</text:span> <text:s text:c="3"/><text:span text:style-name="T7">D</text:span> <text:s text:c="7"/>[ <text:span text:style-name="T7">G</text:span> ]</text:p>
      <text:p text:style-name="P2">I don't deserve this, you look perfect tonight</text:p>
      <text:p text:style-name="P10">| <text:span text:style-name="T7">G</text:span> <text:span text:style-name="T7">D/F#</text:span> <text:span text:style-name="T7">Em</text:span> <text:span text:style-name="T7">D</text:span> | <text:span text:style-name="T7">C</text:span> <text:s/><text:span text:style-name="T7">D</text:span> <text:s/>| <text:span text:style-name="T7">G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Zen Hei" style:font-family-asian="'WenQuanYi Zen Hei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benutzer </meta:initial-creator>
    <meta:creation-date>2018-10-31T20:14:06.021236324</meta:creation-date>
    <dc:date>2025-11-21T21:35:26.536625000</dc:date>
    <meta:editing-duration>PT3H39M23S</meta:editing-duration>
    <meta:editing-cycles>5</meta:editing-cycles>
    <meta:generator>LibreOffice/25.2.6.2$Windows_X86_64 LibreOffice_project/729c5bfe710f5eb71ed3bbde9e06a6065e9c6c5d</meta:generator>
    <meta:print-date>2018-12-25T18:45:31.343578462</meta:print-date>
    <meta:document-statistic meta:table-count="0" meta:image-count="0" meta:object-count="0" meta:page-count="1" meta:paragraph-count="41" meta:word-count="332" meta:character-count="1945" meta:non-whitespace-character-count="1147"/>
  </office:meta>
</office:document-meta>
</file>